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1" style:parent-style-name="Fonteparág.padrão" style:family="text">
      <style:text-properties fo:font-size="16pt" style:font-size-asian="16pt" style:font-size-complex="16pt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17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Fonteparág.padrão" style:family="text">
      <style:text-properties fo:font-size="16pt" style:font-size-asian="16pt" style:font-size-complex="16pt"/>
    </style:style>
    <style:style style:name="T19" style:parent-style-name="Fonteparág.padrão" style:family="text">
      <style:text-properties fo:font-size="16pt" style:font-size-asian="16pt" style:font-size-complex="16pt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2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3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4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/>
    </style:style>
    <style:style style:name="P26" style:parent-style-name="Normal" style:family="paragraph">
      <style:text-properties fo:font-size="16pt" style:font-size-asian="16pt" style:font-size-complex="16pt"/>
    </style:style>
    <style:style style:name="T27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Fonteparág.padrão" style:family="text">
      <style:text-properties fo:font-size="16pt" style:font-size-asian="16pt" style:font-size-complex="16pt"/>
    </style:style>
    <style:style style:name="T29" style:parent-style-name="Fonteparág.padrã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Roteiro para Avaliação do Trabalho 1 de Lab. PC1</text:p>
      <text:p text:style-name="P2">1. Incluir novo nome na agenda telefônica</text:p>
      <text:p text:style-name="P3">Nome:<text:s/>André Henrique Costa</text:p>
      <text:p text:style-name="P4">Telefones: 31 99154-7541 / 31 96427-8820</text:p>
      <text:p text:style-name="P5"/>
      <text:p text:style-name="P6">2. Incluir telefone na agenda para a “Maria Clara Martins”</text:p>
      <text:p text:style-name="P7">- Incluir a “Maria Clara Martins” e os seguintes telefones:</text:p>
      <text:p text:style-name="P8"><text:s text:c="3"/>Telefones: 31 8854-0098 / 31 99012-1515</text:p>
      <text:p text:style-name="P9"/>
      <text:p text:style-name="P10">3. Excluir telefone<text:s/>de “Maria Clara Martins”<text:s/>da agenda<text:s/></text:p>
      <text:p text:style-name="Normal"><text:span text:style-name="T11">Telefone: 31 8854-0098</text:span></text:p>
      <text:p text:style-name="P12"/>
      <text:p text:style-name="P13">4. Excluir nome “André Henrique Costa” da agenda telefônica</text:p>
      <text:p text:style-name="P14">- O programa deverá excluir todos os telefones e o contato</text:p>
      <text:p text:style-name="P15"/>
      <text:p text:style-name="P16">5. Consultar telefone(s) do “André Henrique Costa”</text:p>
      <text:p text:style-name="Normal"><text:span text:style-name="T17"><text:s/></text:span><text:span text:style-name="T18">- Não deve ser exibido nenhum telefone pois ele foi excluído</text:span><text:span text:style-name="T19">!</text:span></text:p>
      <text:p text:style-name="P20"/>
      <text:p text:style-name="Normal"><text:span text:style-name="T21">6</text:span><text:span text:style-name="T22">. Consultar<text:s/></text:span><text:span text:style-name="T23">o<text:s/></text:span><text:span text:style-name="T24">telefone da “Maria Clara Martins”</text:span></text:p>
      <text:p text:style-name="P25">- O programa deverá imprimir o telefone: <text:s/>31 99012-1515</text:p>
      <text:p text:style-name="P26"/>
      <text:p text:style-name="Normal"><text:span text:style-name="T27">7. Editar nome de “Maria Clara Martins”</text:span></text:p>
      <text:p text:style-name="Normal"><text:span text:style-name="T28">Novo nome: “Maria Clara Alves”</text:span><text:span text:style-name="T29"><text:s/>e Novo telefone: 31 99012-20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5-05-16T18:48:00Z</meta:creation-date>
    <dc:date>2025-05-16T18:48:00Z</dc:date>
    <meta:template xlink:href="Normal.dotm" xlink:type="simple"/>
    <meta:editing-cycles>2</meta:editing-cycles>
    <meta:editing-duration>PT0S</meta:editing-duration>
    <meta:document-statistic meta:page-count="1" meta:paragraph-count="1" meta:word-count="132" meta:character-count="845" meta:row-count="5" meta:non-whitespace-character-count="714"/>
  </office:meta>
</office:document-meta>
</file>